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44d4" officeooo:paragraph-rsid="001b44d4"/>
    </style:style>
    <style:style style:name="P2" style:family="paragraph" style:parent-style-name="Standard">
      <style:text-properties officeooo:rsid="001ce677" officeooo:paragraph-rsid="001ce677"/>
    </style:style>
    <style:style style:name="P3" style:family="paragraph" style:parent-style-name="Standard">
      <style:text-properties officeooo:rsid="001b44d4" officeooo:paragraph-rsid="001b44d4"/>
    </style:style>
    <style:style style:name="P4" style:family="paragraph" style:parent-style-name="Standard">
      <style:text-properties officeooo:rsid="00209415" officeooo:paragraph-rsid="00209415"/>
    </style:style>
    <style:style style:name="T1" style:family="text">
      <style:text-properties officeooo:rsid="001ce677"/>
    </style:style>
    <style:style style:name="T2" style:family="text">
      <style:text-properties officeooo:rsid="001ef0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ames Hood</text:p>
      <text:p text:style-name="P4">Database Systems (Undergraduate)</text:p>
      <text:p text:style-name="P4">Homework 3</text:p>
      <text:p text:style-name="P4">11/29/2017</text:p>
      <text:p text:style-name="P1"/>
      <text:p text:style-name="P1"/>
      <text:p text:style-name="P1">Database Homework Solutions:</text:p>
      <text:p text:style-name="P1"/>
      <text:p text:style-name="P1">1) Both dirty read and lost updates are both happening here. <text:s/>One is manipulating data has not yet been committed after being changed that the other transaction is using. Then one commits a change, which is basically overwritten by another process, making the first update basically meaningless.</text:p>
      <text:p text:style-name="P1"/>
      <text:p text:style-name="P1">2) Dirty read is happening here. The T2 transaction is updating a value that hasn’t been committed, <text:span text:style-name="T1">because the operation was rolled back</text:span>. <text:span text:style-name="T1">The value that T2 began using becomes incorrect.</text:span></text:p>
      <text:p text:style-name="P1"/>
      <text:p text:style-name="P2">3) <text:span text:style-name="T2">Yes, it is conflict serializable. The lock request for B in the first instance under T2 would be denied under 2 phase locking. I believe, however, that while it is serializable, it is also a non-recoverable schedu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21:52:47.216000000</meta:creation-date>
    <dc:date>2017-11-29T08:18:22.551000000</dc:date>
    <meta:editing-duration>PT14M42S</meta:editing-duration>
    <meta:editing-cycles>3</meta:editing-cycles>
    <meta:generator>LibreOffice/5.3.0.3$Windows_x86 LibreOffice_project/7074905676c47b82bbcfbea1aeefc84afe1c50e1</meta:generator>
    <meta:document-statistic meta:table-count="0" meta:image-count="0" meta:object-count="0" meta:page-count="1" meta:paragraph-count="8" meta:word-count="127" meta:character-count="791" meta:non-whitespace-character-count="671"/>
  </office:meta>
</office:document-meta>
</file>